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93a6" officeooo:paragraph-rsid="000693a6"/>
    </style:style>
    <style:style style:name="T1" style:family="text">
      <style:text-properties fo:color="#ce181e"/>
    </style:style>
    <style:style style:name="T2" style:family="text">
      <style:text-properties fo:color="#ce181e" fo:background-color="#fff200" loext:char-shading-value="0"/>
    </style:style>
    <style:style style:name="T3" style:family="text">
      <style:text-properties fo:color="#ce181e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e qu’il faut écrire pour pouvoir crypter ce que l’on veut</text:span> </text:p>
      <text:p text:style-name="Standard">/**</text:p>
      <text:p text:style-name="Standard"><text:s/>* Décrivez votre classe ChaineCryptee ici.</text:p>
      <text:p text:style-name="Standard"><text:s/>*</text:p>
      <text:p text:style-name="Standard"><text:s/>* @author Thomas Pittis</text:p>
      <text:p text:style-name="Standard"><text:s/>* @version 1</text:p>
      <text:p text:style-name="Standard"><text:s/>*/</text:p>
      <text:p text:style-name="Standard">public class ChaineCryptee</text:p>
      <text:p text:style-name="Standard">{</text:p>
      <text:p text:style-name="Standard"><text:s text:c="4"/>// variables d'instance - remplacez l'exemple qui suit par le vôtre</text:p>
      <text:p text:style-name="Standard"><text:s text:c="4"/>private int decalage;</text:p>
      <text:p text:style-name="Standard"><text:s text:c="4"/>private String chaine;</text:p>
      <text:p text:style-name="Standard"><text:s text:c="4"/>/**</text:p>
      <text:p text:style-name="Standard"><text:s text:c="5"/>* Constructeur d'objets de classe ChaineCryptee</text:p>
      <text:p text:style-name="Standard"><text:s text:c="5"/>*/</text:p>
      <text:p text:style-name="Standard"><text:s text:c="4"/>public ChaineCryptee(String chaine, int decalage)</text:p>
      <text:p text:style-name="Standard"><text:s text:c="4"/>{</text:p>
      <text:p text:style-name="Standard"><text:s text:c="8"/>// initialisation des variables d'instance</text:p>
      <text:p text:style-name="Standard"><text:s text:c="8"/>this.decalage = decalage;</text:p>
      <text:p text:style-name="Standard"><text:s text:c="8"/>this.chaine=chaine;</text:p>
      <text:p text:style-name="Standard"><text:s text:c="4"/>}</text:p>
      <text:p text:style-name="Standard"/>
      <text:p text:style-name="Standard"><text:s text:c="4"/>/**</text:p>
      <text:p text:style-name="Standard"><text:s text:c="5"/>*Décale un caractère majuscule.</text:p>
      <text:p text:style-name="Standard"><text:s text:c="5"/>*Les lettres en majuscule ('A'-'Z') sont décalés de &lt;code&gt;decalage&lt;/code&gt;</text:p>
      <text:p text:style-name="Standard"><text:s text:c="5"/>*caractères de façon circulaire. Les autres caractères ne sont pas modifiés.</text:p>
      <text:p text:style-name="Standard"><text:s text:c="5"/>*</text:p>
      <text:p text:style-name="Standard"><text:s text:c="5"/>*@param c le caractère à décaler</text:p>
      <text:p text:style-name="Standard"><text:s text:c="5"/>*@param decalage le decalage à appliquer</text:p>
      <text:p text:style-name="Standard"><text:s text:c="5"/>*@return le caractère décalé</text:p>
      <text:p text:style-name="Standard"><text:s text:c="5"/>*/</text:p>
      <text:p text:style-name="Standard"><text:s text:c="4"/></text:p>
      <text:p text:style-name="Standard"/>
      <text:p text:style-name="Standard"><text:s text:c="4"/>private static char decaleCaractere(char c, int decalage){</text:p>
      <text:p text:style-name="Standard"><text:s text:c="8"/>return(c&lt;'A' || c&gt; 'Z')?c: (char)(((c-'A' + decalage) %26) +'A');</text:p>
      <text:p text:style-name="Standard"><text:s text:c="4"/>}</text:p>
      <text:p text:style-name="Standard"><text:s text:c="4"/></text:p>
      <text:p text:style-name="Standard"><text:s text:c="4"/>/**</text:p>
      <text:p text:style-name="Standard"><text:s text:c="5"/>* Methode de decryptage d'une chaine</text:p>
      <text:p text:style-name="Standard"><text:s text:c="5"/>* </text:p>
      <text:p text:style-name="Standard"><text:s text:c="5"/>* @return <text:s text:c="5"/>la chaine en clair</text:p>
      <text:p text:style-name="Standard"><text:s text:c="5"/>*/</text:p>
      <text:p text:style-name="Standard"><text:s text:c="4"/>public String decrypte()</text:p>
      <text:p text:style-name="Standard"><text:s text:c="4"/>{</text:p>
      <text:p text:style-name="Standard"><text:s text:c="8"/>return this.chaine;</text:p>
      <text:p text:style-name="Standard"><text:s text:c="4"/>}</text:p>
      <text:p text:style-name="Standard"><text:s text:c="4"/></text:p>
      <text:p text:style-name="Standard"><text:s text:c="4"/>/**</text:p>
      <text:p text:style-name="Standard"><text:s text:c="5"/>* Méthode de décryptage d'une chaine</text:p>
      <text:p text:style-name="Standard"><text:s text:c="5"/>* </text:p>
      <text:p text:style-name="Standard"><text:s text:c="5"/>* @return la chaine chiffrée</text:p>
      <text:p text:style-name="Standard"><text:s text:c="5"/>* </text:p>
      <text:p text:style-name="Standard"><text:soft-page-break/><text:s text:c="5"/>*/</text:p>
      <text:p text:style-name="Standard"><text:s text:c="4"/>public String crypte()</text:p>
      <text:p text:style-name="Standard"><text:s text:c="4"/>{</text:p>
      <text:p text:style-name="Standard"><text:s text:c="8"/>String res = new String("");</text:p>
      <text:p text:style-name="Standard"><text:s text:c="8"/></text:p>
      <text:p text:style-name="Standard"><text:s text:c="8"/>for(int i=0;i&lt;this.chaine.length();i++)</text:p>
      <text:p text:style-name="Standard"><text:s text:c="8"/>{</text:p>
      <text:p text:style-name="Standard"><text:s text:c="12"/>res += decaleCaractere(this.chaine.charAt(i),this.decalage);</text:p>
      <text:p text:style-name="Standard"><text:s text:c="8"/>}</text:p>
      <text:p text:style-name="Standard"><text:s text:c="8"/></text:p>
      <text:p text:style-name="Standard"><text:s text:c="8"/>return res;</text:p>
      <text:p text:style-name="Standard"><text:s text:c="4"/>}</text:p>
      <text:p text:style-name="Standard">}</text:p>
      <text:p text:style-name="Standard"><text:s text:c="5"/></text:p>
      <text:p text:style-name="Standard"><text:s text:c="4"/>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1:52.696079089</meta:creation-date>
    <dc:date>2019-02-06T16:14:55.217379185</dc:date>
    <meta:editing-duration>PT3M4S</meta:editing-duration>
    <meta:editing-cycles>1</meta:editing-cycles>
    <meta:document-statistic meta:table-count="0" meta:image-count="0" meta:object-count="0" meta:page-count="2" meta:paragraph-count="66" meta:word-count="189" meta:character-count="1541" meta:non-whitespace-character-count="1097"/>
    <meta:generator>LibreOffice/5.4.0.3$Linux_X86_64 LibreOffice_project/40m0$Build-3</meta:generator>
  </office:meta>
</office:document-meta>
</file>